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4819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list-style-name="L5">
      <style:text-properties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 style:list-style-name="L1"/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>
      <style:text-properties style:text-underline-style="solid" style:text-underline-width="auto" style:text-underline-color="font-color"/>
    </style:style>
    <style:style style:name="P14" style:family="paragraph" style:parent-style-name="Text_20_body" style:list-style-name="L1">
      <style:paragraph-properties fo:margin-left="2.501cm" fo:margin-right="0cm" fo:text-indent="-0.635cm" style:auto-text-indent="fals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 style:list-style-name=""/>
    <style:style style:name="P18" style:family="paragraph" style:parent-style-name="preformated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 text:is-list-header="true">Univerzitet Džemal Bijedić Mostar</text:h>
      <text:h text:style-name="naslov_5f_vrh" text:outline-level="3" text:is-list-header="true">Fakultet informacionih tehnologija Mostar</text:h>
      <text:p text:style-name="Standard"/>
      <text:h text:style-name="naslov_5f_vrh_5f_datum" text:outline-level="3" text:is-list-header="true">Mostar, 19.10.2010</text:h>
      <text:p text:style-name="Standard"/>
      <text:p text:style-name="Standard"/>
      <text:p text:style-name="Standard"/>
      <text:p text:style-name="Standard"/>
      <text:h text:style-name="naslov_5f_naslov" text:outline-level="1" text:is-list-header="true"/>
      <text:h text:style-name="naslov_5f_naslov" text:outline-level="1" text:is-list-header="true">UPR – Uvod u programiranje</text:h>
      <text:p text:style-name="P3"/>
      <text:h text:style-name="naslov_5f_podnaslov" text:outline-level="1" text:is-list-header="true">Seminarski rad</text:h>
      <text:p text:style-name="P3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 table:number-columns-repeated="2"/>
        <table:table-row>
          <table:table-cell office:value-type="string">
            <text:p text:style-name="P4"/>
          </table:table-cell>
          <table:table-cell office:value-type="string">
            <text:p text:style-name="P5">Student: <text:span text:style-name="T1">Husremović Ernad, DL 2792</text:span></text:p>
          </table:table-cell>
        </table:table-row>
        <table:table-row>
          <table:table-cell office:value-type="string">
            <text:p text:style-name="P15"/>
          </table:table-cell>
          <table:table-cell office:value-type="string">
            <text:p text:style-name="P15"/>
          </table:table-cell>
        </table:table-row>
      </table:table>
      <text:p text:style-name="Standard"/>
      <text:h text:style-name="P16" text:outline-level="2">1. Pozadina</text:h>
      <text:p text:style-name="Text_20_body">Student je položio ispit “Programiranje 1” na ETF-u Sarajevo. <text:s/>Na tom predmetu je korišten programski jezik Pascal.</text:p>
      <text:p text:style-name="Text_20_body">Svrha ovog seminarskog je demonstracija vještina u korištenju programskog jezika C/C++.</text:p>
      <text:p text:style-name="Text_20_body">Seminarski treba da sadrži praktični rad po izboru studenta, koji će obuhvatiti sve programske strukture i elemente koji se obrađuju na ovom predmetu.</text:p>
      <text:h text:style-name="Heading_20_2" text:outline-level="2">2. Uvod</text:h>
      <text:p text:style-name="Text_20_body">Iskreno rečeno, najteži dio posla za mene je odabir programskog zadatka koji će zadovoljiti zahtjeve nastavnika, a ujedno predstavljati neki smislen programski kod :(.</text:p>
      <text:p text:style-name="Text_20_body">Kako se moja firma bavi izradom poslovnih programskih rješenja, odlučio sam da odaberem neki segment iz naših aplikacija i napravim ga u C/C++. </text:p>
      <text:p text:style-name="Text_20_body">Odabrao sam izradu – štampu porezne fakture, naravno u pojednostavljenoj formi :).</text:p>
      <text:p text:style-name="Text_20_body"/>
      <text:h text:style-name="P16" text:outline-level="2">3. Programski zadatak</text:h>
      <text:p text:style-name="Text_20_body">Napraviti program koji će na osnovu predefinisanog seta (statički šifrarnici) ulaznih podataka generisati poreznu fakturu.</text:p>
      <text:h text:style-name="Heading_20_3" text:outline-level="3">3.1 Ulazni podaci</text:h>
      <text:p text:style-name="Text_20_body"/>
      <text:p text:style-name="Text_20_body">Korisnik će imati na izbor odabir sljedećih predefinisanih podataka:</text:p>
      <text:p text:style-name="P7">3.1.1 Partneri (Kupci):</text:p>
      <text:list xml:id="list577067538" text:style-name="L2">
        <text:list-item>
          <text:p text:style-name="P8">P1 – Rama-glas Sarajevo</text:p>
        </text:list-item>
        <text:list-item>
          <text:p text:style-name="P8">P2 – Finkon Sarajevo</text:p>
        </text:list-item>
        <text:list-item>
          <text:p text:style-name="P8">P3 – Agencija GM Konjic</text:p>
        </text:list-item>
      </text:list>
      <text:p text:style-name="Text_20_body"/>
      <text:p text:style-name="P7">3.1.2 Dobra (roba/usluge) koja se fakturišu kupcima:</text:p>
      <text:list xml:id="list492875147" text:style-name="L3">
        <text:list-item>
          <text:p text:style-name="P9">D1 – Programerska aktivnost – 90 KM/h (cijena bez PDV)</text:p>
        </text:list-item>
        <text:list-item>
          <text:p text:style-name="P9">D2 – System admin aktivnost - 60 KM/h</text:p>
        </text:list-item>
        <text:list-item>
          <text:p text:style-name="P9">D3 – Servisna aktivnost – 50 KM/h</text:p>
        </text:list-item>
      </text:list>
      <text:p text:style-name="Text_20_body"/>
      <text:p text:style-name="P7">3.1.3 Porezna stopa PDV = 17%</text:p>
      <text:p text:style-name="Text_20_body"/>
      <text:h text:style-name="Heading_20_3" text:outline-level="3">3.2 <text:s/>User story</text:h>
      <text:p text:style-name="Text_20_body"/>
      <text:p text:style-name="Text_20_body">Definišimo uobičajeni tok aplikacije korištenja (application workflow);</text:p>
      <text:p text:style-name="Text_20_body"/>
      <text:p text:style-name="P13">3.2.1) <text:s/>Odabir partnera:</text:p>
      <text:p text:style-name="Text_20_body">Korisnik putem menija odabire jednog od kupaca iz šifrarnika 3.1.1</text:p>
      <text:p text:style-name="P13"/>
      <text:p text:style-name="P13">3.2. 2) Unos stavki fakture: </text:p>
      <text:p text:style-name="Text_20_body">Nakon odabira kupca unosi stavke fakture i to: odabir dobra putem menija (šifrarnik 3.1.2), te količinu.</text:p>
      <text:p text:style-name="Text_20_body">Ako korisnik unese 10 stavki, program prekida (max stavki fakture).</text:p>
      <text:p text:style-name="Text_20_body">Ako korisnik unese 0 prilikom odabira dobra, program takođe prekida rad.</text:p>
      <text:p text:style-name="Text_20_body"/>
      <text:p text:style-name="P13">3.2.3) Prikaz fakture.</text:p>
      <text:p text:style-name="Text_20_body">Nakon toga program vrši obračun stavki:</text:p>
      <text:list xml:id="list1921107516" text:style-name="L7">
        <text:list-item>
          <text:p text:style-name="P12">Ukupno bez PDV</text:p>
        </text:list-item>
        <text:list-item>
          <text:p text:style-name="P12">PDV</text:p>
        </text:list-item>
        <text:list-item>
          <text:p text:style-name="P12">SVEUKUPNO Sa PDV</text:p>
        </text:list-item>
      </text:list>
      <text:p text:style-name="Text_20_body"/>
      <text:p text:style-name="Text_20_body"/>
      <text:p text:style-name="P13"><text:soft-page-break/>3.2.4 <text:s/>Prikaz fakture - primjer</text:p>
      <text:p text:style-name="Text_20_body"/>
      <text:p text:style-name="Text_20_body">Kao rezultat dobijamo artifakt – tekstualnu fakturu kao na <text:s/>slici:</text:p>
      <text:p text:style-name="Text_20_body"/>
      <text:p text:style-name="P18">===============================================================================</text:p>
      <text:p text:style-name="P18">Naziv firme: bring.out. doo Sarajevo</text:p>
      <text:p text:style-name="P18">Adresa: <text:s text:c="5"/>Juraja Najtharta 3, 71000 Sarajevo</text:p>
      <text:p text:style-name="P18">web: <text:s text:c="8"/>http://www.bring.out.ba</text:p>
      <text:p text:style-name="P18">-------------------------------------------------------------------------------</text:p>
      <text:p text:style-name="P18"><text:s text:c="61"/>Datum: 2010-04-19</text:p>
      <text:p text:style-name="P18">===============================================================================</text:p>
      <text:p text:style-name="P18">Kupac: Finkon Sarajevo</text:p>
      <text:p text:style-name="P18">===============================================================================</text:p>
      <text:p text:style-name="P18"><text:s text:c="2"/>R.br <text:s text:c="6"/>Dobro <text:s text:c="29"/>Kolicina <text:s text:c="3"/>Cijena <text:s/>Vrijednost</text:p>
      <text:p text:style-name="P18">-------------------------------------------------------------------------------</text:p>
      <text:p text:style-name="P18"><text:s text:c="4"/>1. Programerske aktivnosti <text:s text:c="22"/>2.30 <text:s text:c="4"/>90.00 <text:s text:c="5"/>207.00</text:p>
      <text:p text:style-name="P18"><text:s text:c="4"/>2. Servisne aktivnosti <text:s text:c="26"/>4.80 <text:s text:c="4"/>50.00 <text:s text:c="5"/>240.00</text:p>
      <text:p text:style-name="P18">-------------------------------------------------------------------------------</text:p>
      <text:p text:style-name="P18"><text:s text:c="47"/>Ukupno BEZ PDV (KM): <text:s text:c="5"/>447.00</text:p>
      <text:p text:style-name="P18"><text:s text:c="58"/>PDV (KM): <text:s text:c="6"/>75.99</text:p>
      <text:p text:style-name="P18"><text:s text:c="45"/>SVEUKUPNO SA PDV (KM): <text:s text:c="5"/>522.99</text:p>
      <text:p text:style-name="P18">===============================================================================</text:p>
      <text:p text:style-name="Text_20_body"/>
      <text:h text:style-name="Heading_20_2" text:outline-level="2">4. Testiranje</text:h>
      <text:p text:style-name="Text_20_body"/>
      <text:p text:style-name="Text_20_body">Sa ruby interaktivnim alatom ručno provjerena je provjerena matematička ispravnost programa:</text:p>
      <text:p text:style-name="P18"/>
      <text:p text:style-name="P18">irb(main):001:0&gt; (2.3*90+4.80*50)*1.17</text:p>
      <text:p text:style-name="P18">=&gt; 522.99</text:p>
      <text:p text:style-name="Text_20_body"/>
      <text:h text:style-name="P17" text:outline-level="2"/>
      <text:h text:style-name="P16" text:outline-level="2">5. Reference</text:h>
      <text:p text:style-name="Text_20_body"><text:span text:style-name="Citation"/></text:p>
      <text:list xml:id="list1272734559" text:style-name="L6">
        <text:list-item>
          <text:p text:style-name="P11"><text:span text:style-name="Citation">Beginning ANSI C++, Ivor Horton, Apress 2004</text:span></text:p>
        </text:list-item>
        <text:list-item>
          <text:p text:style-name="P11"><text:span text:style-name="Citation">Google pretraga/internet sadržaji</text:span></text:p>
        </text:list-item>
      </text:list>
      <text:list xml:id="list1212189013" text:style-name="L5">
        <text:list-item>
          <text:p text:style-name="P10"><text:span text:style-name="Citation">content.hccfl.edu/pollock/CPlus/IOStream.doc</text:span></text:p>
        </text:list-item>
        <text:list-item>
          <text:p text:style-name="P2">http://www.cplusplus.com/reference/clibrary/cstring/strcmp/</text:p>
        </text:list-item>
      </text:list>
      <text:p text:style-name="Text_20_body"><text:span text:style-name="Citation"/></text:p>
      <text:p text:style-name="Text_20_body"><text:span text:style-name="Citation"/></text:p>
      <text:h text:style-name="Heading_20_2" text:outline-level="2">6. Radno okruženje</text:h>
      <text:p text:style-name="Text_20_body"/>
      <text:list xml:id="list1461593050" text:style-name="L1">
        <text:list-item>
          <text:p text:style-name="P6">Radna stanica OS: Ubuntu desktop 10.04</text:p>
        </text:list-item>
        <text:list-item>
          <text:p text:style-name="P6">Aplikacije:</text:p>
        </text:list-item>
        <text:list-item>
          <text:p text:style-name="P14">Openoffice 3.2</text:p>
        </text:list-item>
        <text:list-item>
          <text:p text:style-name="P14">Eclipse 3.5.2</text:p>
        </text:list-item>
        <text:list-item>
          <text:p text:style-name="P14">vi editor</text:p>
        </text:list-item>
        <text:list-item>
          <text:p text:style-name="P6">compiler: gcc 4.4.3</text:p>
        </text:list-item>
        <text:list-item>
          <text:p text:style-name="P6">ruby 1.8.7 sa irb utility-jem</text:p>
        </text:list-item>
      </text:list>
      <text:p text:style-name="Text_20_body"/>
      <text:h text:style-name="Heading_20_2" text:outline-level="2">7. artifakti na gitorious.org </text:h>
      <text:p text:style-name="Text_20_body"/>
      <text:p text:style-name="Text_20_body">Na lokaciji nalaze se svi artifakti ovog rada: http://gitorious.org/fit-mostar/upr/trees/master/seminarski</text:p>
      <text:h text:style-name="P16" text:outline-level="2">8. Source kod</text:h>
      <text:p text:style-name="Text_20_body"><text:a xlink:type="simple" xlink:href="http://gitorious.org/fit-mostar/upr/blobs/master/seminarski/fakturisi.cpp"/></text:p>
      <text:p text:style-name="Text_20_body">Na lokaciji <text:s/><text:a xlink:type="simple" xlink:href="http://gitorious.org/fit-mostar/upr/blobs/master/seminarski/fakturisi.cpp">http://gitorious.org/fit-mostar/upr/blobs/master/seminarski/fakturisi.cpp</text:a> nalazi se puno pregledniji prikaz source koda:</text:p>
      <text:p text:style-name="source_5f_code">======= početak ==================</text:p>
      <text:p text:style-name="source_5f_code">#include &lt;iostream&gt;</text:p>
      <text:p text:style-name="source_5f_code"></text:p>
      <text:p text:style-name="source_5f_code">// setw ...</text:p>
      <text:p text:style-name="source_5f_code">#include &lt;iomanip&gt;</text:p>
      <text:p text:style-name="source_5f_code"></text:p>
      <text:p text:style-name="source_5f_code">#include &lt;stdio.h&gt;</text:p>
      <text:p text:style-name="source_5f_code"></text:p>
      <text:p text:style-name="source_5f_code">// system cmd je definisan u stdlib-u</text:p>
      <text:p text:style-name="source_5f_code">#include &lt;stdlib.h&gt;</text:p>
      <text:p text:style-name="source_5f_code"></text:p>
      <text:p text:style-name="source_5f_code">// strcmp</text:p>
      <text:p text:style-name="source_5f_code">#include &lt;string.h&gt;</text:p>
      <text:p text:style-name="source_5f_code"></text:p>
      <text:p text:style-name="source_5f_code">#include &lt;math.h&gt;</text:p>
      <text:p text:style-name="source_5f_code"></text:p>
      <text:p text:style-name="source_5f_code">using namespace std;</text:p>
      <text:p text:style-name="source_5f_code"></text:p>
      <text:p text:style-name="source_5f_code">// ------------------------ begin konstante ------------------------------------------------</text:p>
      <text:p text:style-name="source_5f_code"></text:p>
      <text:p text:style-name="source_5f_code">// sirina terminala</text:p>
      <text:p text:style-name="source_5f_code">const int COL_COUNT = 80;</text:p>
      <text:p text:style-name="source_5f_code">const char LINIJA_DEBELA = '=';</text:p>
      <text:p text:style-name="source_5f_code">const char LINIJA_TANKA = '-';</text:p>
      <text:p text:style-name="source_5f_code"></text:p>
      <text:p text:style-name="source_5f_code">const char *FIRMA = "bring.out. doo Sarajevo";</text:p>
      <text:p text:style-name="source_5f_code">const char *FIRMA_WEB = "http://www.bring.out.ba";</text:p>
      <text:p text:style-name="source_5f_code">const char *FIRMA_ADRESA = "Juraja Najtharta 3, 71000 Sarajevo";</text:p>
      <text:p text:style-name="source_5f_code"></text:p>
      <text:p text:style-name="source_5f_code"></text:p>
      <text:p text:style-name="source_5f_code">const int KUPCI_LENGTH = 3;</text:p>
      <text:p text:style-name="source_5f_code"></text:p>
      <text:p text:style-name="source_5f_code">// sifrarnik kupaca</text:p>
      <text:p text:style-name="source_5f_code">const char *A_KUPCI_NAZ[] = {"Rama-glas Sarajevo", "Finkon Sarajevo", "Agencija GM Konjic"};</text:p>
      <text:p text:style-name="source_5f_code"></text:p>
      <text:p text:style-name="source_5f_code">const int DOBRA_LENGTH = 3;</text:p>
      <text:p text:style-name="source_5f_code"></text:p>
      <text:p text:style-name="source_5f_code">// Napomena:</text:p>
      <text:p text:style-name="source_5f_code">// sifranik dobara je predstavljen sa dvije matrice</text:p>
      <text:p text:style-name="source_5f_code">// bilo pi puno bolje koristiti napraviti struct Dobro, u kome bi se u jednoj matrici</text:p>
      <text:p text:style-name="source_5f_code">// sve to stavilo.</text:p>
      <text:p text:style-name="source_5f_code">// Međutim, u UPR-u do te lekcije nismo dosli :).</text:p>
      <text:p text:style-name="source_5f_code"></text:p>
      <text:p text:style-name="source_5f_code">const char *A_DOBRA_NAZ[] = {</text:p>
      <text:p text:style-name="source_5f_code"><text:tab/><text:tab/>"Programerske aktivnosti",</text:p>
      <text:p text:style-name="source_5f_code"><text:tab/><text:tab/>"Sysadmin aktivnosti",</text:p>
      <text:p text:style-name="source_5f_code"><text:tab/><text:tab/>"Servisne aktivnosti"</text:p>
      <text:p text:style-name="source_5f_code">};</text:p>
      <text:p text:style-name="source_5f_code"></text:p>
      <text:p text:style-name="source_5f_code">const double A_DOBRA_CIJ[] = {</text:p>
      <text:p text:style-name="source_5f_code"><text:tab/><text:tab/>90.00,</text:p>
      <text:p text:style-name="source_5f_code"><text:tab/><text:tab/>70.00,</text:p>
      <text:p text:style-name="source_5f_code"><text:tab/><text:tab/>50.00</text:p>
      <text:p text:style-name="source_5f_code">};</text:p>
      <text:p text:style-name="source_5f_code"></text:p>
      <text:p text:style-name="source_5f_code">// dole je definisana a_faktura - <text:s/>3 - dim matrica.</text:p>
      <text:p text:style-name="source_5f_code">// red predstavlja stavku fakture</text:p>
      <text:p text:style-name="source_5f_code"><text:soft-page-break/>// kolona 1: kolicina dobara</text:p>
      <text:p text:style-name="source_5f_code">// kolona 2: id dobra</text:p>
      <text:p text:style-name="source_5f_code">// kolona 3: vrijednost stavke fakture</text:p>
      <text:p text:style-name="source_5f_code"></text:p>
      <text:p text:style-name="source_5f_code">// maksimalno stavki na jednoj fakturi</text:p>
      <text:p text:style-name="source_5f_code">const int FAKTURA_MAX_STAVKI = 10;</text:p>
      <text:p text:style-name="source_5f_code"></text:p>
      <text:p text:style-name="source_5f_code">const int FAKT_COL_KOL = 0;</text:p>
      <text:p text:style-name="source_5f_code">const int FAKT_COL_ID_DOBRA = 1;</text:p>
      <text:p text:style-name="source_5f_code">const int FAKT_COL_ID_VRIJEDNOST = 2;</text:p>
      <text:p text:style-name="source_5f_code"></text:p>
      <text:p text:style-name="source_5f_code">const double PDV_STOPA = 17.00;</text:p>
      <text:p text:style-name="source_5f_code"></text:p>
      <text:p text:style-name="source_5f_code">// ------------------------ end konstante ------------------------------------------------</text:p>
      <text:p text:style-name="source_5f_code"></text:p>
      <text:p text:style-name="source_5f_code">// ------------------------- begin prototype ----------------------------------------------</text:p>
      <text:p text:style-name="source_5f_code">void podvuci(const char linija);</text:p>
      <text:p text:style-name="source_5f_code">void show_danasnji_datum();</text:p>
      <text:p text:style-name="source_5f_code">void show_firma_podaci();</text:p>
      <text:p text:style-name="source_5f_code">// ------------------------ end prototype ------------------------------------------------</text:p>
      <text:p text:style-name="source_5f_code"></text:p>
      <text:p text:style-name="source_5f_code"></text:p>
      <text:p text:style-name="source_5f_code">double aFaktura[FAKTURA_MAX_STAVKI][3];</text:p>
      <text:p text:style-name="source_5f_code"></text:p>
      <text:p text:style-name="source_5f_code"></text:p>
      <text:p text:style-name="source_5f_code"></text:p>
      <text:p text:style-name="source_5f_code">void show_danasnji_datum() {</text:p>
      <text:p text:style-name="source_5f_code">/* 18 znakova ovaj string uzima</text:p>
      <text:p text:style-name="source_5f_code">Datum: 2010-15-12</text:p>
      <text:p text:style-name="source_5f_code">*/</text:p>
      <text:p text:style-name="source_5f_code"></text:p>
      <text:p text:style-name="source_5f_code"></text:p>
      <text:p text:style-name="source_5f_code">// hocu dad postignem desno poravnanje</text:p>
      <text:p text:style-name="source_5f_code">for (int i=1; i &lt; (COL_COUNT-18); i++ )</text:p>
      <text:p text:style-name="source_5f_code"><text:s text:c="3"/>cout &lt;&lt; " ";</text:p>
      <text:p text:style-name="source_5f_code"></text:p>
      <text:p text:style-name="source_5f_code"></text:p>
      <text:p text:style-name="source_5f_code">cout &lt;&lt; "Datum: ";</text:p>
      <text:p text:style-name="source_5f_code">// flushiraj cout buffer da bi se Datum: prikazalo prije samog datuma</text:p>
      <text:p text:style-name="source_5f_code">flush(cout);</text:p>
      <text:p text:style-name="source_5f_code">system("date +%F");</text:p>
      <text:p text:style-name="source_5f_code"></text:p>
      <text:p text:style-name="source_5f_code">}</text:p>
      <text:p text:style-name="source_5f_code"></text:p>
      <text:p text:style-name="source_5f_code">void show_firma_podaci()</text:p>
      <text:p text:style-name="source_5f_code">{</text:p>
      <text:p text:style-name="source_5f_code"><text:tab/>cout &lt;&lt; "Naziv firme: " &lt;&lt; FIRMA &lt;&lt; endl;</text:p>
      <text:p text:style-name="source_5f_code"><text:tab/>cout &lt;&lt; "Adresa: <text:s text:c="5"/>" &lt;&lt; FIRMA_ADRESA &lt;&lt; endl;</text:p>
      <text:p text:style-name="source_5f_code"><text:tab/>cout &lt;&lt; "web: <text:s text:c="8"/>" &lt;&lt; FIRMA_WEB &lt;&lt; endl;</text:p>
      <text:p text:style-name="source_5f_code"></text:p>
      <text:p text:style-name="source_5f_code">}</text:p>
      <text:p text:style-name="source_5f_code"></text:p>
      <text:p text:style-name="source_5f_code">void show_zaglavlje()</text:p>
      <text:p text:style-name="source_5f_code">{</text:p>
      <text:p text:style-name="source_5f_code"><text:tab/>podvuci(LINIJA_DEBELA);</text:p>
      <text:p text:style-name="source_5f_code"><text:tab/>show_firma_podaci();</text:p>
      <text:p text:style-name="source_5f_code"></text:p>
      <text:p text:style-name="source_5f_code"><text:tab/>podvuci(LINIJA_TANKA);</text:p>
      <text:p text:style-name="source_5f_code"><text:tab/>show_danasnji_datum();</text:p>
      <text:p text:style-name="source_5f_code"><text:tab/>podvuci(LINIJA_DEBELA);</text:p>
      <text:p text:style-name="source_5f_code"></text:p>
      <text:p text:style-name="source_5f_code"></text:p>
      <text:p text:style-name="source_5f_code">}</text:p>
      <text:p text:style-name="source_5f_code"></text:p>
      <text:p text:style-name="source_5f_code">const char *get_kupac_naziv(int id_kupac)</text:p>
      <text:p text:style-name="source_5f_code"><text:soft-page-break/>{</text:p>
      <text:p text:style-name="source_5f_code"><text:tab/>// id_dobro = 1 =&gt; daj prvi elemenat matrice !</text:p>
      <text:p text:style-name="source_5f_code"><text:tab/>return A_KUPCI_NAZ[id_kupac-1];</text:p>
      <text:p text:style-name="source_5f_code">}</text:p>
      <text:p text:style-name="source_5f_code"></text:p>
      <text:p text:style-name="source_5f_code">const char *get_dobro_naziv(int id_dobro)</text:p>
      <text:p text:style-name="source_5f_code">{</text:p>
      <text:p text:style-name="source_5f_code"><text:tab/>// id_dobro = 1 =&gt; daj prvi elemenat matrice !</text:p>
      <text:p text:style-name="source_5f_code"><text:tab/>return A_DOBRA_NAZ[id_dobro-1];</text:p>
      <text:p text:style-name="source_5f_code">}</text:p>
      <text:p text:style-name="source_5f_code"></text:p>
      <text:p text:style-name="source_5f_code">const double get_dobro_cijena(int id_dobro)</text:p>
      <text:p text:style-name="source_5f_code">{</text:p>
      <text:p text:style-name="source_5f_code"><text:tab/>return A_DOBRA_CIJ[id_dobro-1];</text:p>
      <text:p text:style-name="source_5f_code">}</text:p>
      <text:p text:style-name="source_5f_code"></text:p>
      <text:p text:style-name="source_5f_code"></text:p>
      <text:p text:style-name="source_5f_code">int meni_odaberi_kupca()</text:p>
      <text:p text:style-name="source_5f_code">{</text:p>
      <text:p text:style-name="source_5f_code"><text:tab/>int rez;</text:p>
      <text:p text:style-name="source_5f_code"><text:tab/>podvuci(LINIJA_DEBELA);</text:p>
      <text:p text:style-name="source_5f_code"></text:p>
      <text:p text:style-name="source_5f_code"><text:tab/>podvuci(LINIJA_TANKA);</text:p>
      <text:p text:style-name="source_5f_code"></text:p>
      <text:p text:style-name="source_5f_code"></text:p>
      <text:p text:style-name="source_5f_code"><text:tab/>// http://www.cs.duke.edu/courses/cps149s/fall99/resources/n2.html</text:p>
      <text:p text:style-name="source_5f_code"><text:tab/>// setw( width ) : gives a minimum width for the next output operation</text:p>
      <text:p text:style-name="source_5f_code"><text:tab/>// ovdje sam citav sahat ostao dok nisam nekako dodo ovaj resetiosflags</text:p>
      <text:p text:style-name="source_5f_code"><text:tab/>// koji mi je pomogao da red formatiram kako zelim ?!</text:p>
      <text:p text:style-name="source_5f_code"><text:tab/>// je li ovo gcc/libc++ bug ili nesto drugo ne znam</text:p>
      <text:p text:style-name="source_5f_code"></text:p>
      <text:p text:style-name="source_5f_code"><text:tab/>for (int i=1; i&lt;=KUPCI_LENGTH; i++)</text:p>
      <text:p text:style-name="source_5f_code"><text:tab/><text:tab/>cout &lt;&lt; setiosflags(ios::right) <text:s/>&lt;&lt; setw(5) &lt;&lt; i</text:p>
      <text:p text:style-name="source_5f_code"><text:s text:c="13"/>&lt;&lt; resetiosflags(ios::right) &lt;&lt; setw(0) &lt;&lt; ""</text:p>
      <text:p text:style-name="source_5f_code"><text:s text:c="13"/>&lt;&lt; setiosflags(ios::left) &lt;&lt; setw(2) &lt;&lt; "."</text:p>
      <text:p text:style-name="source_5f_code"><text:s text:c="13"/>&lt;&lt; setiosflags(ios::left) &lt;&lt; setw(50) &lt;&lt; <text:s/>get_kupac_naziv(i)</text:p>
      <text:p text:style-name="source_5f_code"><text:tab/><text:tab/> <text:s text:c="4"/>&lt;&lt; endl ;</text:p>
      <text:p text:style-name="source_5f_code"></text:p>
      <text:p text:style-name="source_5f_code"><text:tab/>podvuci(LINIJA_DEBELA);</text:p>
      <text:p text:style-name="source_5f_code"></text:p>
      <text:p text:style-name="source_5f_code"><text:tab/>rez = 0;</text:p>
      <text:p text:style-name="source_5f_code"></text:p>
      <text:p text:style-name="source_5f_code"><text:tab/>do {</text:p>
      <text:p text:style-name="source_5f_code"><text:tab/> <text:s/>cout &lt;&lt; "Odaberite zeljenog kupca (unijeti broj): " ;</text:p>
      <text:p text:style-name="source_5f_code"><text:tab/> <text:s/>cin &gt;&gt; rez;</text:p>
      <text:p text:style-name="source_5f_code"><text:tab/>} while( (rez&lt;1) || (rez&gt;KUPCI_LENGTH));</text:p>
      <text:p text:style-name="source_5f_code"></text:p>
      <text:p text:style-name="source_5f_code"><text:tab/>return rez;</text:p>
      <text:p text:style-name="source_5f_code">}</text:p>
      <text:p text:style-name="source_5f_code"></text:p>
      <text:p text:style-name="source_5f_code"></text:p>
      <text:p text:style-name="source_5f_code">int meni_odaberi_dobro()</text:p>
      <text:p text:style-name="source_5f_code">{</text:p>
      <text:p text:style-name="source_5f_code"><text:tab/>int rez;</text:p>
      <text:p text:style-name="source_5f_code"><text:tab/>podvuci(LINIJA_DEBELA);</text:p>
      <text:p text:style-name="source_5f_code"></text:p>
      <text:p text:style-name="source_5f_code"><text:tab/>podvuci(LINIJA_TANKA);</text:p>
      <text:p text:style-name="source_5f_code"></text:p>
      <text:p text:style-name="source_5f_code"></text:p>
      <text:p text:style-name="source_5f_code"><text:tab/>// http://www.cs.duke.edu/courses/cps149s/fall99/resources/n2.html</text:p>
      <text:p text:style-name="source_5f_code"><text:tab/>// setw( width ) : gives a minimum width for the next output operation</text:p>
      <text:p text:style-name="source_5f_code"><text:tab/>// ovdje sam citav sahat ostao dok nisam nekako dodo ovaj resetiosflags</text:p>
      <text:p text:style-name="source_5f_code"><text:tab/>// koji mi je pomogao da red formatiram kako zelim ?!</text:p>
      <text:p text:style-name="source_5f_code"><text:tab/>// je li ovo gcc/libc++ bug ili nesto drugo ne znam</text:p>
      <text:p text:style-name="source_5f_code"></text:p>
      <text:p text:style-name="source_5f_code"><text:soft-page-break/><text:tab/>for (int i=1; i&lt;=DOBRA_LENGTH; i++)</text:p>
      <text:p text:style-name="source_5f_code"><text:tab/><text:tab/>cout &lt;&lt; setiosflags(ios::right) <text:s/>&lt;&lt; setw(5) &lt;&lt; i</text:p>
      <text:p text:style-name="source_5f_code"><text:s text:c="13"/>&lt;&lt; resetiosflags(ios::right) &lt;&lt; setw(0) &lt;&lt; ""</text:p>
      <text:p text:style-name="source_5f_code"><text:s text:c="13"/>&lt;&lt; setiosflags(ios::left) &lt;&lt; setw(2) &lt;&lt; "."</text:p>
      <text:p text:style-name="source_5f_code"><text:s text:c="13"/>&lt;&lt; setiosflags(ios::left) &lt;&lt; setw(38) &lt;&lt; <text:s/>get_dobro_naziv(i)</text:p>
      <text:p text:style-name="source_5f_code"><text:s text:c="13"/>&lt;&lt; setiosflags(ios::right) &lt;&lt; setw(8) &lt;&lt; <text:s/>get_dobro_cijena(i) &lt;&lt; " KM/sahat (cijena bez PDV)"</text:p>
      <text:p text:style-name="source_5f_code"><text:tab/><text:tab/> <text:s text:c="4"/>&lt;&lt; endl ;</text:p>
      <text:p text:style-name="source_5f_code"></text:p>
      <text:p text:style-name="source_5f_code"><text:tab/>podvuci(LINIJA_DEBELA);</text:p>
      <text:p text:style-name="source_5f_code"></text:p>
      <text:p text:style-name="source_5f_code"><text:tab/>rez = -1;</text:p>
      <text:p text:style-name="source_5f_code"></text:p>
      <text:p text:style-name="source_5f_code"><text:tab/>do {</text:p>
      <text:p text:style-name="source_5f_code"><text:tab/> <text:s/>cout &lt;&lt; "Odaberite zeljeno dobro (0-izlaz): " ;</text:p>
      <text:p text:style-name="source_5f_code"><text:tab/> <text:s/>cin &gt;&gt; rez;</text:p>
      <text:p text:style-name="source_5f_code"></text:p>
      <text:p text:style-name="source_5f_code"><text:tab/> <text:s/>if (rez == 0)</text:p>
      <text:p text:style-name="source_5f_code"><text:tab/><text:tab/> <text:s/>return 0;</text:p>
      <text:p text:style-name="source_5f_code"></text:p>
      <text:p text:style-name="source_5f_code"><text:tab/>} while( (rez&lt;1) || (rez&gt;DOBRA_LENGTH));</text:p>
      <text:p text:style-name="source_5f_code"></text:p>
      <text:p text:style-name="source_5f_code"><text:tab/>return rez;</text:p>
      <text:p text:style-name="source_5f_code">}</text:p>
      <text:p text:style-name="source_5f_code"></text:p>
      <text:p text:style-name="source_5f_code"></text:p>
      <text:p text:style-name="source_5f_code">void get_stavke_fakture()</text:p>
      <text:p text:style-name="source_5f_code">{</text:p>
      <text:p text:style-name="source_5f_code"><text:tab/>int dobro_id, stavki_fakture;</text:p>
      <text:p text:style-name="source_5f_code"></text:p>
      <text:p text:style-name="source_5f_code"><text:tab/>double kolicina;</text:p>
      <text:p text:style-name="source_5f_code"></text:p>
      <text:p text:style-name="source_5f_code"></text:p>
      <text:p text:style-name="source_5f_code"><text:tab/>stavki_fakture = 0;</text:p>
      <text:p text:style-name="source_5f_code"></text:p>
      <text:p text:style-name="source_5f_code"><text:tab/>// vrti dok ne uneses max stavki fakture ili korisnik ne odabere 0 na odabiru dobra</text:p>
      <text:p text:style-name="source_5f_code"><text:tab/>do {</text:p>
      <text:p text:style-name="source_5f_code"><text:tab/><text:tab/> podvuci(LINIJA_DEBELA);</text:p>
      <text:p text:style-name="source_5f_code"><text:tab/><text:tab/> cout &lt;&lt; "UNOSIM STAVKU FAKTURE No: " &lt;&lt; stavki_fakture+1 &lt;&lt; endl;</text:p>
      <text:p text:style-name="source_5f_code"><text:tab/><text:tab/> podvuci(LINIJA_DEBELA);</text:p>
      <text:p text:style-name="source_5f_code"></text:p>
      <text:p text:style-name="source_5f_code"><text:tab/><text:tab/> dobro_id = meni_odaberi_dobro();</text:p>
      <text:p text:style-name="source_5f_code"></text:p>
      <text:p text:style-name="source_5f_code"><text:tab/><text:tab/> if (dobro_id == 0) {</text:p>
      <text:p text:style-name="source_5f_code"><text:tab/><text:tab/><text:tab/> // korisnik ne zeli dalji unos stavki</text:p>
      <text:p text:style-name="source_5f_code"><text:tab/><text:tab/><text:tab/> // upravo ce nam kolona id dobra = 0 signalizirati da je predhodna stavka</text:p>
      <text:p text:style-name="source_5f_code"><text:tab/><text:tab/><text:tab/> // posljednja unesena za fakturu</text:p>
      <text:p text:style-name="source_5f_code"><text:tab/><text:tab/><text:tab/> aFaktura[stavki_fakture][FAKT_COL_ID_DOBRA] = 0;</text:p>
      <text:p text:style-name="source_5f_code"><text:tab/><text:tab/><text:tab/> cout &lt;&lt; "korisnik je prekinuo unos na stavci " &lt;&lt; stavki_fakture+1 &lt;&lt; endl;</text:p>
      <text:p text:style-name="source_5f_code"><text:tab/><text:tab/><text:tab/> break;</text:p>
      <text:p text:style-name="source_5f_code"><text:tab/><text:tab/> }</text:p>
      <text:p text:style-name="source_5f_code"></text:p>
      <text:p text:style-name="source_5f_code"><text:tab/><text:tab/> cout &lt;&lt; "Unesite kolicinu: ";</text:p>
      <text:p text:style-name="source_5f_code"><text:tab/><text:tab/> cin &gt;&gt; kolicina;</text:p>
      <text:p text:style-name="source_5f_code"></text:p>
      <text:p text:style-name="source_5f_code"></text:p>
      <text:p text:style-name="source_5f_code"><text:tab/><text:tab/> if (abs(kolicina) &gt; 0.0) {</text:p>
      <text:p text:style-name="source_5f_code"><text:tab/><text:tab/><text:tab/> <text:s text:c="4"/>// punim matricu aFaktura</text:p>
      <text:p text:style-name="source_5f_code"><text:tab/><text:tab/><text:tab/><text:tab/> cout <text:s/>&lt;&lt; "dodajem stavku" &lt;&lt; stavki_fakture+1 &lt;&lt; " u fakturu .." &lt;&lt; endl;</text:p>
      <text:p text:style-name="source_5f_code"><text:tab/><text:tab/><text:tab/><text:tab/> aFaktura[stavki_fakture][FAKT_COL_KOL] = kolicina;</text:p>
      <text:p text:style-name="source_5f_code"><text:tab/><text:tab/><text:tab/><text:tab/> aFaktura[stavki_fakture][FAKT_COL_ID_DOBRA] = dobro_id;</text:p>
      <text:p text:style-name="source_5f_code"><text:tab/><text:tab/><text:tab/><text:tab/> aFaktura[stavki_fakture][FAKT_COL_ID_VRIJEDNOST] = get_dobro_cijena(dobro_id) * <text:s/></text:p>
      <text:p text:style-name="source_5f_code"><text:s text:c="86"/>kolicina;</text:p>
      <text:p text:style-name="source_5f_code"><text:tab/><text:tab/><text:tab/><text:tab/> stavki_fakture++;</text:p>
      <text:p text:style-name="source_5f_code"><text:tab/><text:tab/> }</text:p>
      <text:p text:style-name="source_5f_code"></text:p>
      <text:p text:style-name="source_5f_code"><text:soft-page-break/></text:p>
      <text:p text:style-name="source_5f_code"><text:tab/><text:tab/> if (stavki_fakture == FAKTURA_MAX_STAVKI) {</text:p>
      <text:p text:style-name="source_5f_code"><text:tab/><text:tab/><text:tab/> cout &lt;&lt; "max broj stavki u jednoj fakturi je " &lt;&lt; FAKTURA_MAX_STAVKI &lt;&lt; endl;</text:p>
      <text:p text:style-name="source_5f_code"><text:tab/><text:tab/><text:tab/> break;</text:p>
      <text:p text:style-name="source_5f_code"><text:tab/><text:tab/> }</text:p>
      <text:p text:style-name="source_5f_code"></text:p>
      <text:p text:style-name="source_5f_code"></text:p>
      <text:p text:style-name="source_5f_code"><text:tab/>} while (1);</text:p>
      <text:p text:style-name="source_5f_code"></text:p>
      <text:p text:style-name="source_5f_code">}</text:p>
      <text:p text:style-name="source_5f_code"></text:p>
      <text:p text:style-name="source_5f_code"></text:p>
      <text:p text:style-name="source_5f_code">void show_kupac(int kupac_id)</text:p>
      <text:p text:style-name="source_5f_code">{</text:p>
      <text:p text:style-name="source_5f_code"><text:tab/>cout &lt;&lt; "Kupac: " &lt;&lt; get_kupac_naziv(kupac_id) &lt;&lt; endl;</text:p>
      <text:p text:style-name="source_5f_code">}</text:p>
      <text:p text:style-name="source_5f_code"></text:p>
      <text:p text:style-name="source_5f_code">void show_faktura_header()</text:p>
      <text:p text:style-name="source_5f_code">{</text:p>
      <text:p text:style-name="source_5f_code"></text:p>
      <text:p text:style-name="source_5f_code"><text:s text:c="2"/>cout &lt;&lt; setiosflags(ios::right) <text:s/>&lt;&lt; setw(6) &lt;&lt; "R.br"</text:p>
      <text:p text:style-name="source_5f_code"><text:tab/> <text:s text:c="2"/>&lt;&lt; resetiosflags(ios::right) &lt;&lt; setw(0) &lt;&lt; ""</text:p>
      <text:p text:style-name="source_5f_code"><text:tab/> <text:s text:c="2"/>&lt;&lt; setiosflags(ios::left) &lt;&lt; setw(40) &lt;&lt; " <text:s text:c="6"/>Dobro"</text:p>
      <text:p text:style-name="source_5f_code"><text:tab/> <text:s text:c="2"/>&lt;&lt; setiosflags(ios::right) &lt;&lt; setw(10) &lt;&lt; "Kolicina"</text:p>
      <text:p text:style-name="source_5f_code"><text:tab/> <text:s text:c="2"/>&lt;&lt; setw(10) &lt;&lt; "Cijena"</text:p>
      <text:p text:style-name="source_5f_code"><text:s text:c="7"/>&lt;&lt; setw(12) &lt;&lt; "Vrijednost"</text:p>
      <text:p text:style-name="source_5f_code"><text:s text:c="7"/>&lt;&lt; endl;</text:p>
      <text:p text:style-name="source_5f_code">}</text:p>
      <text:p text:style-name="source_5f_code">int show_stavka_fakture(int stavka_no)</text:p>
      <text:p text:style-name="source_5f_code">{</text:p>
      <text:p text:style-name="source_5f_code"></text:p>
      <text:p text:style-name="source_5f_code"><text:tab/>int dobro_id = (int) aFaktura[stavka_no][FAKT_COL_ID_DOBRA];</text:p>
      <text:p text:style-name="source_5f_code"></text:p>
      <text:p text:style-name="source_5f_code"><text:tab/>if (dobro_id &gt; 0) {</text:p>
      <text:p text:style-name="source_5f_code"><text:tab/> <text:s text:c="2"/>cout &lt;&lt; setiosflags(ios::right) &lt;&lt; setw(5) &lt;&lt; stavka_no+1</text:p>
      <text:p text:style-name="source_5f_code"><text:tab/><text:tab/><text:tab/>&lt;&lt; resetiosflags(ios::right) &lt;&lt; setw(0) &lt;&lt; ""</text:p>
      <text:p text:style-name="source_5f_code"><text:tab/><text:tab/><text:tab/>&lt;&lt; setiosflags(ios::left) &lt;&lt; setw(2) &lt;&lt; "."</text:p>
      <text:p text:style-name="source_5f_code"><text:tab/> <text:s text:c="7"/>&lt;&lt; setiosflags(ios::left) &lt;&lt; setw(40) &lt;&lt; get_dobro_naziv(dobro_id)</text:p>
      <text:p text:style-name="source_5f_code"><text:tab/> <text:s text:c="7"/>&lt;&lt; setiosflags(ios::right) &lt;&lt; setw(10) &lt;&lt; setprecision(2) </text:p>
      <text:p text:style-name="source_5f_code"><text:s text:c="16"/>&lt;&lt; setiosflags(ios::fixed|ios::showpoint)</text:p>
      <text:p text:style-name="source_5f_code"><text:tab/> <text:s text:c="7"/>&lt;&lt; aFaktura[stavka_no][FAKT_COL_KOL]</text:p>
      <text:p text:style-name="source_5f_code"><text:tab/> <text:s text:c="7"/>&lt;&lt; setw(10) <text:s/>&lt;&lt; <text:s/>get_dobro_cijena(dobro_id)</text:p>
      <text:p text:style-name="source_5f_code"><text:s text:c="12"/>&lt;&lt; setw(12) &lt;&lt; aFaktura[stavka_no][FAKT_COL_ID_VRIJEDNOST]</text:p>
      <text:p text:style-name="source_5f_code"><text:s text:c="12"/>&lt;&lt; endl;</text:p>
      <text:p text:style-name="source_5f_code"></text:p>
      <text:p text:style-name="source_5f_code"><text:tab/>}</text:p>
      <text:p text:style-name="source_5f_code"></text:p>
      <text:p text:style-name="source_5f_code"><text:tab/>return dobro_id;</text:p>
      <text:p text:style-name="source_5f_code"></text:p>
      <text:p text:style-name="source_5f_code">}</text:p>
      <text:p text:style-name="source_5f_code"></text:p>
      <text:p text:style-name="source_5f_code">void show_faktura(int kupac_id)</text:p>
      <text:p text:style-name="source_5f_code">{</text:p>
      <text:p text:style-name="source_5f_code"><text:s text:c="3"/>show_zaglavlje();</text:p>
      <text:p text:style-name="source_5f_code"></text:p>
      <text:p text:style-name="source_5f_code"><text:s text:c="3"/>show_kupac(kupac_id);</text:p>
      <text:p text:style-name="source_5f_code"><text:s text:c="3"/>podvuci(LINIJA_DEBELA);</text:p>
      <text:p text:style-name="source_5f_code"></text:p>
      <text:p text:style-name="source_5f_code"><text:s text:c="3"/>show_faktura_header();</text:p>
      <text:p text:style-name="source_5f_code"><text:s text:c="3"/>podvuci(LINIJA_TANKA);</text:p>
      <text:p text:style-name="source_5f_code"></text:p>
      <text:p text:style-name="source_5f_code"><text:s text:c="3"/>int dobro_id;</text:p>
      <text:p text:style-name="source_5f_code"></text:p>
      <text:p text:style-name="source_5f_code"><text:s text:c="3"/>double ukupno_bez_pdv = 0.0;</text:p>
      <text:p text:style-name="source_5f_code"></text:p>
      <text:p text:style-name="source_5f_code"><text:soft-page-break/><text:s text:c="3"/>for (int i=0; i&lt;FAKTURA_MAX_STAVKI; i++) {</text:p>
      <text:p text:style-name="source_5f_code"></text:p>
      <text:p text:style-name="source_5f_code"><text:tab/> <text:s/>dobro_id = show_stavka_fakture(i);</text:p>
      <text:p text:style-name="source_5f_code"><text:tab/> <text:s/>if (dobro_id == 0) break;</text:p>
      <text:p text:style-name="source_5f_code"></text:p>
      <text:p text:style-name="source_5f_code"><text:tab/> <text:s/>ukupno_bez_pdv += aFaktura[i][FAKT_COL_ID_VRIJEDNOST];</text:p>
      <text:p text:style-name="source_5f_code"></text:p>
      <text:p text:style-name="source_5f_code"><text:s text:c="3"/>}</text:p>
      <text:p text:style-name="source_5f_code"></text:p>
      <text:p text:style-name="source_5f_code"><text:s text:c="3"/>podvuci(LINIJA_TANKA);</text:p>
      <text:p text:style-name="source_5f_code"></text:p>
      <text:p text:style-name="source_5f_code"><text:s text:c="3"/>cout &lt;&lt; setw(COL_COUNT-13) &lt;&lt; "Ukupno BEZ PDV (KM):" &lt;&lt; setw(12) &lt;&lt; setprecision(2) </text:p>
      <text:p text:style-name="source_5f_code"><text:s text:c="39"/>&lt;&lt; setiosflags(ios::fixed|ios::showpoint)</text:p>
      <text:p text:style-name="source_5f_code"><text:tab/><text:tab/> <text:s text:c="21"/>&lt;&lt; ukupno_bez_pdv &lt;&lt; endl;</text:p>
      <text:p text:style-name="source_5f_code"></text:p>
      <text:p text:style-name="source_5f_code"><text:s text:c="3"/>double v_pdv = ukupno_bez_pdv * PDV_STOPA / 100.00;</text:p>
      <text:p text:style-name="source_5f_code"></text:p>
      <text:p text:style-name="source_5f_code"><text:s text:c="3"/>cout &lt;&lt; setw(COL_COUNT-13) <text:s/>&lt;&lt; "PDV (KM):" &lt;&lt; setw(12)</text:p>
      <text:p text:style-name="source_5f_code"><text:tab/><text:tab/> <text:s text:c="22"/>&lt;&lt; v_pdv &lt;&lt; endl;</text:p>
      <text:p text:style-name="source_5f_code"><text:s text:c="3"/>cout &lt;&lt; setw(COL_COUNT-13) <text:s/>&lt;&lt; "SVEUKUPNO SA PDV (KM):" &lt;&lt; setw(12)</text:p>
      <text:p text:style-name="source_5f_code"><text:tab/> <text:s text:c="4"/>&lt;&lt; ukupno_bez_pdv + v_pdv <text:s/>&lt;&lt; endl;</text:p>
      <text:p text:style-name="source_5f_code"></text:p>
      <text:p text:style-name="source_5f_code"><text:s text:c="3"/>podvuci(LINIJA_DEBELA);</text:p>
      <text:p text:style-name="source_5f_code"></text:p>
      <text:p text:style-name="source_5f_code">}</text:p>
      <text:p text:style-name="source_5f_code"></text:p>
      <text:p text:style-name="source_5f_code">// ispisi ===== ...</text:p>
      <text:p text:style-name="source_5f_code">void podvuci(const char linija)</text:p>
      <text:p text:style-name="source_5f_code">{</text:p>
      <text:p text:style-name="source_5f_code"><text:s text:c="3"/>for (int i=1; i&lt;COL_COUNT; i++)</text:p>
      <text:p text:style-name="source_5f_code"><text:tab/> <text:s text:c="2"/>cout &lt;&lt; linija;</text:p>
      <text:p text:style-name="source_5f_code"><text:s text:c="3"/>cout &lt;&lt; endl;</text:p>
      <text:p text:style-name="source_5f_code">}</text:p>
      <text:p text:style-name="source_5f_code"></text:p>
      <text:p text:style-name="source_5f_code">void test_sif_kupci()</text:p>
      <text:p text:style-name="source_5f_code">{</text:p>
      <text:p text:style-name="source_5f_code"><text:tab/>podvuci(LINIJA_DEBELA);</text:p>
      <text:p text:style-name="source_5f_code"><text:tab/>cout &lt;&lt; "test prikaz sifrarnika kupaca:" &lt;&lt; endl;</text:p>
      <text:p text:style-name="source_5f_code"><text:tab/>podvuci(LINIJA_TANKA);</text:p>
      <text:p text:style-name="source_5f_code"><text:tab/>for(int i=1; i&lt;=KUPCI_LENGTH; i++)</text:p>
      <text:p text:style-name="source_5f_code"><text:s text:c="6"/>cout &lt;&lt; get_kupac_naziv(i) &lt;&lt; endl;</text:p>
      <text:p text:style-name="source_5f_code"><text:tab/>podvuci(LINIJA_DEBELA);</text:p>
      <text:p text:style-name="source_5f_code">}</text:p>
      <text:p text:style-name="source_5f_code"></text:p>
      <text:p text:style-name="source_5f_code">void test_sif_dobra()</text:p>
      <text:p text:style-name="source_5f_code">{</text:p>
      <text:p text:style-name="source_5f_code"><text:tab/>podvuci(LINIJA_DEBELA);</text:p>
      <text:p text:style-name="source_5f_code"><text:tab/>cout &lt;&lt; "test prikaz sifrarnika dobara:" &lt;&lt; endl;</text:p>
      <text:p text:style-name="source_5f_code"><text:tab/>podvuci(LINIJA_TANKA);</text:p>
      <text:p text:style-name="source_5f_code"><text:tab/>for(int i=1; i&lt;=DOBRA_LENGTH; i++)</text:p>
      <text:p text:style-name="source_5f_code"><text:s text:c="6"/>cout &lt;&lt; get_dobro_naziv(i) <text:s/>&lt;&lt; "\t" &lt;&lt; get_dobro_cijena(i) &lt;&lt; endl;</text:p>
      <text:p text:style-name="source_5f_code"><text:tab/>podvuci(LINIJA_DEBELA);</text:p>
      <text:p text:style-name="source_5f_code">}</text:p>
      <text:p text:style-name="source_5f_code"></text:p>
      <text:p text:style-name="source_5f_code">void test_zaglavlje()</text:p>
      <text:p text:style-name="source_5f_code">{</text:p>
      <text:p text:style-name="source_5f_code"><text:tab/>show_zaglavlje();</text:p>
      <text:p text:style-name="source_5f_code">}</text:p>
      <text:p text:style-name="source_5f_code"></text:p>
      <text:p text:style-name="source_5f_code">void test()</text:p>
      <text:p text:style-name="source_5f_code">{</text:p>
      <text:p text:style-name="source_5f_code"><text:tab/>test_sif_dobra();</text:p>
      <text:p text:style-name="source_5f_code"><text:tab/>test_sif_kupci();</text:p>
      <text:p text:style-name="source_5f_code"><text:tab/>test_zaglavlje();</text:p>
      <text:p text:style-name="source_5f_code">}</text:p>
      <text:p text:style-name="source_5f_code"><text:soft-page-break/></text:p>
      <text:p text:style-name="source_5f_code">// http://publications.gbdirect.co.uk/c_book/chapter10/arguments_to_main.html</text:p>
      <text:p text:style-name="source_5f_code">void usage(int argc, char **argv) {</text:p>
      <text:p text:style-name="source_5f_code"></text:p>
      <text:p text:style-name="source_5f_code"><text:tab/>// prosetaj kroz argumente koji su proslijeđeni programu</text:p>
      <text:p text:style-name="source_5f_code"><text:tab/>while (argc--) {</text:p>
      <text:p text:style-name="source_5f_code"></text:p>
      <text:p text:style-name="source_5f_code"><text:tab/><text:tab/>char *t_arg = *argv++;</text:p>
      <text:p text:style-name="source_5f_code"></text:p>
      <text:p text:style-name="source_5f_code"><text:tab/><text:tab/>// http://www.cplusplus.com/reference/clibrary/cstring/strcmp/</text:p>
      <text:p text:style-name="source_5f_code"><text:tab/><text:tab/>if (strcmp(t_arg, "--help") == 0) {</text:p>
      <text:p text:style-name="source_5f_code"><text:tab/><text:tab/> <text:s/>cout &lt;&lt; "UPR seminarski, hernad@bring.out.ba, ver 0.01" &lt;&lt; endl &lt;&lt; endl;</text:p>
      <text:p text:style-name="source_5f_code"><text:tab/><text:tab/> <text:s/>cout &lt;&lt; "Ovaj program omogucava unos pravljenje jednostavne porezne fakture" &lt;&lt; endl;</text:p>
      <text:p text:style-name="source_5f_code"><text:tab/><text:tab/> <text:s/>podvuci(LINIJA_DEBELA);</text:p>
      <text:p text:style-name="source_5f_code"><text:tab/><text:tab/>}</text:p>
      <text:p text:style-name="source_5f_code"></text:p>
      <text:p text:style-name="source_5f_code"><text:tab/><text:tab/>if (strcmp(t_arg, "--test") == 0) {</text:p>
      <text:p text:style-name="source_5f_code"><text:tab/><text:tab/><text:tab/>test();</text:p>
      <text:p text:style-name="source_5f_code"><text:tab/><text:tab/>}</text:p>
      <text:p text:style-name="source_5f_code"></text:p>
      <text:p text:style-name="source_5f_code"><text:tab/>};</text:p>
      <text:p text:style-name="source_5f_code"></text:p>
      <text:p text:style-name="source_5f_code"></text:p>
      <text:p text:style-name="source_5f_code">}</text:p>
      <text:p text:style-name="source_5f_code"></text:p>
      <text:p text:style-name="source_5f_code"></text:p>
      <text:p text:style-name="source_5f_code">int main(int argc, char **argv) {</text:p>
      <text:p text:style-name="source_5f_code"></text:p>
      <text:p text:style-name="source_5f_code"><text:tab/>usage(argc, argv);</text:p>
      <text:p text:style-name="source_5f_code"></text:p>
      <text:p text:style-name="source_5f_code"><text:tab/>//cout &lt;&lt; meni_odaberi_kupca();</text:p>
      <text:p text:style-name="source_5f_code"></text:p>
      <text:p text:style-name="source_5f_code"></text:p>
      <text:p text:style-name="source_5f_code"><text:tab/>int kupac_id = meni_odaberi_kupca();</text:p>
      <text:p text:style-name="source_5f_code"></text:p>
      <text:p text:style-name="source_5f_code"><text:tab/>get_stavke_fakture();</text:p>
      <text:p text:style-name="source_5f_code"></text:p>
      <text:p text:style-name="source_5f_code"></text:p>
      <text:p text:style-name="source_5f_code"><text:tab/>// pomakni se par redova radi preglednosti</text:p>
      <text:p text:style-name="source_5f_code"><text:tab/>for (int i=0; i&lt;5; i++)</text:p>
      <text:p text:style-name="source_5f_code"><text:s text:c="4"/><text:tab/>cout &lt;&lt; endl;</text:p>
      <text:p text:style-name="source_5f_code"></text:p>
      <text:p text:style-name="source_5f_code"></text:p>
      <text:p text:style-name="source_5f_code"><text:tab/>show_faktura(kupac_id);</text:p>
      <text:p text:style-name="source_5f_code"></text:p>
      <text:p text:style-name="source_5f_code"><text:tab/>return 0;</text:p>
      <text:p text:style-name="source_5f_code">}</text:p>
      <text:p text:style-name="source_5f_code"></text:p>
      <text:p text:style-name="source_5f_code"/>
      <text:p text:style-name="source_5f_code">==== kraj ===</text:p>
      <text:p text:style-name="source_5f_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>
      <style:paragraph-properties fo:margin-top="0cm" fo:margin-bottom="0.212cm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cm" fo:margin-bottom="0.101cm" style:page-number="auto"/>
      <style:text-properties fo:font-size="7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0-04-19T15:11:50</dc:date>
    <dc:creator>bringout </dc:creator>
    <meta:editing-duration>PT05H47M40S</meta:editing-duration>
    <meta:editing-cycles>6</meta:editing-cycles>
    <meta:generator>OpenOffice.org/3.2$Unix OpenOffice.org_project/320m12$Build-9483</meta:generator>
    <meta:document-statistic meta:table-count="1" meta:image-count="0" meta:object-count="0" meta:page-count="12" meta:paragraph-count="513" meta:word-count="1660" meta:character-count="14063"/>
  </office:meta>
</office:document-meta>
</file>